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9cm" svg:y="3.791cm">
          <draw:text-box>
            <text:p><text:span text:style-name="T1">data_training <text:s/>(LxN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3cm" svg:y="2.291cm">
          <text:p text:style-name="P2"><text:span text:style-name="T2">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10-03T14:12:00.859554980</dc:date>
    <meta:editing-duration>PT32M20S</meta:editing-duration>
    <meta:editing-cycles>27</meta:editing-cycles>
    <meta:generator>LibreOffice/6.4.6.2$Linux_X86_64 LibreOffice_project/40$Build-2</meta:generator>
    <meta:document-statistic meta:object-count="3"/>
  </office:meta>
</office:document-meta>
</file>